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A0264882E9648805.jpg" manifest:media-type="image/jpeg"/>
  <manifest:file-entry manifest:full-path="Pictures/10000000000004220000025353D4ECAC8951481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8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1.27cm" fo:margin-right="0cm" fo:margin-top="0cm" fo:margin-bottom="0cm" fo:line-height="100%" fo:text-align="center" fo:text-indent="-1.27cm" style:text-autospace="none" style:writing-mode="lr-tb"/>
      <style:text-properties fo:font-size="36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 style:writing-mode="lr-tb"/>
      <style:text-properties fo:color="#000000" style:font-name="Arial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size="36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size="21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style:font-name="Segoe UI" fo:font-size="21pt" fo:text-shadow="none" fo:font-weight="bold" style:font-size-asian="28pt" style:font-weight-asian="bold" style:font-size-complex="28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none" style:writing-mode="lr-tb"/>
      <style:text-properties fo:font-size="21pt"/>
    </style:style>
    <style:style style:name="P12" style:family="paragraph">
      <style:paragraph-properties fo:margin-left="0cm" fo:margin-right="0cm" fo:margin-top="0cm" fo:margin-bottom="0cm" fo:text-indent="0cm" style:text-autospace="none"/>
      <style:text-properties fo:font-size="21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style:font-name="Arial" fo:font-size="21pt" fo:text-shadow="1pt 1pt" style:font-size-asian="28pt" style:font-size-complex="28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name-asian="Segoe UI3" style:font-size-asian="32pt" style:font-weight-asian="bold" style:font-name-complex="Segoe UI3" style:font-size-complex="32pt" style:font-weight-complex="bold"/>
    </style:style>
    <style:style style:name="T3" style:family="text">
      <style:text-properties fo:color="#000000" style:font-name="Arial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Arial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6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7" style:family="text">
      <style:text-properties fo:color="#000000" style:font-name="Arial" fo:font-size="28pt" fo:text-shadow="1pt 1pt" style:font-name-asian="Segoe UI3" style:font-size-asian="28pt" style:font-name-complex="Segoe UI3" style:font-size-complex="28pt"/>
    </style:style>
    <style:style style:name="T8" style:family="text">
      <style:text-properties fo:color="#000000" style:font-name="Segoe UI Semibold" fo:font-size="20pt" fo:text-shadow="none" style:font-name-asian="Segoe UI3" style:font-size-asian="20pt" style:font-name-complex="Segoe UI3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7.272cm" svg:height="3.57cm" svg:x="5.334cm" svg:y="1.016cm">
          <draw:text-box>
            <text:p text:style-name="P1"><text:span text:style-name="T1">HYMN #704</text:span></text:p>
            <text:p text:style-name="P1"><text:span text:style-name="T2">“</text:span><text:span text:style-name="T2">Renew Me, O Eternal Ligh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892cm" svg:height="6.334cm" svg:x="1.524cm" svg:y="1.032cm">
          <draw:text-box>
            <text:p text:style-name="P4"><text:span text:style-name="T3">1. </text:span><text:span text:style-name="T4">Renew me, O eternal Light,</text:span></text:p>
            <text:p text:style-name="P4"><text:span text:style-name="T4">And let my heart and soul be bright,</text:span></text:p>
            <text:p text:style-name="P4"><text:span text:style-name="T4">Illumined with the light of grace</text:span></text:p>
            <text:p text:style-name="P4"><text:span text:style-name="T4">That issues from Your holy fa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8" draw:layer="layout" svg:width="24.892cm" svg:height="7.011cm" svg:x="1.524cm" svg:y="0.863cm">
          <draw:text-box>
            <text:p text:style-name="P7"><text:span text:style-name="T5">2. </text:span><text:span text:style-name="T6">Remove the pow’r of sin from me</text:span><text:span text:style-name="T6"><text:line-break/></text:span><text:span text:style-name="T6">And cleanse all my impurity</text:span><text:span text:style-name="T6"><text:line-break/></text:span><text:span text:style-name="T6">That I may have the strength and will</text:span><text:span text:style-name="T6"><text:line-break/></text:span><text:span text:style-name="T6">Temptations of the flesh to stil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5" draw:text-style-name="P10" draw:layer="layout" svg:width="24.892cm" svg:height="7.112cm" svg:x="1.524cm" svg:y="1.016cm">
          <draw:text-box>
            <text:p text:style-name="P9"><text:span text:style-name="T5">3. </text:span><text:span text:style-name="T6">Create in me a new heart, Lord,</text:span><text:span text:style-name="T6"><text:line-break/></text:span><text:span text:style-name="T6">That gladly I obey Your Word.</text:span><text:span text:style-name="T6"><text:line-break/></text:span><text:span text:style-name="T6">Let what You will be my desire,</text:span><text:span text:style-name="T6"><text:line-break/></text:span><text:span text:style-name="T6">And with new life my soul inspi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6" draw:text-style-name="P13" draw:layer="layout" svg:width="24.892cm" svg:height="12.355cm" svg:x="1.524cm" svg:y="0.62cm">
          <draw:text-box>
            <text:p text:style-name="P9"><text:span text:style-name="T5">4. </text:span><text:span text:style-name="T6">Grant that I only You may love</text:span><text:span text:style-name="T6"><text:line-break/></text:span><text:span text:style-name="T6">And seek those things which are above</text:span><text:span text:style-name="T6"><text:line-break/></text:span><text:span text:style-name="T6">Till I behold You face to face,</text:span><text:span text:style-name="T6"><text:line-break/></text:span><text:span text:style-name="T6">O Light eternal, through Your grace.</text:span></text:p>
            <text:p text:style-name="P11"><text:span text:style-name="T7"><text:line-break/></text:span><text:span text:style-name="T7"/></text:p>
            <text:p text:style-name="P11"><text:span text:style-name="T7"/></text:p>
            <text:p text:style-name="P11"><text:span text:style-name="T7"><text:s text:c="10"/></text:span><text:span text:style-name="T8">Public Domain</text:span></text:p>
            <text:p text:style-name="P12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A0264882E9648805.jpg" xlink:type="simple" xlink:show="embed" xlink:actuate="onLoad"/>
    <draw:fill-image draw:name="Bitmap_20_2" draw:display-name="Bitmap 2" xlink:href="Pictures/10000000000004220000025353D4ECAC8951481F.jpg" xlink:type="simple" xlink:show="embed" xlink:actuate="onLoad"/>
    <draw:fill-image draw:name="Bitmap_20_3" draw:display-name="Bitmap 3" xlink:href="Pictures/10000000000004220000025353D4ECAC8951481F.jpg" xlink:type="simple" xlink:show="embed" xlink:actuate="onLoad"/>
    <draw:fill-image draw:name="Bitmap_20_4" draw:display-name="Bitmap 4" xlink:href="Pictures/10000000000004220000025353D4ECAC8951481F.jpg" xlink:type="simple" xlink:show="embed" xlink:actuate="onLoad"/>
    <draw:fill-image draw:name="Bitmap_20_5" draw:display-name="Bitmap 5" xlink:href="Pictures/10000000000004220000025353D4ECAC8951481F.jpg" xlink:type="simple" xlink:show="embed" xlink:actuate="onLoad"/>
    <draw:fill-image draw:name="Bitmap_20_6" draw:display-name="Bitmap 6" xlink:href="Pictures/10000000000004220000025353D4ECAC8951481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25T10:53:41.699000000</meta:creation-date>
    <dc:date>2019-03-21T19:37:12.903000000</dc:date>
    <meta:editing-duration>PT19M53S</meta:editing-duration>
    <meta:editing-cycles>8</meta:editing-cycles>
    <meta:generator>LibreOffice/6.1.5.2$Windows_X86_64 LibreOffice_project/90f8dcf33c87b3705e78202e3df5142b201bd805</meta:generator>
    <meta:document-statistic meta:object-count="36"/>
  </office:meta>
</office:document-meta>
</file>